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036b02" style:font-size-asian="12pt" style:font-size-complex="12pt"/>
    </style:style>
    <style:style style:name="P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paragraph-rsid="00036b02" style:font-size-asian="12pt" style:font-size-complex="12pt"/>
    </style:style>
    <style:style style:name="P3" style:family="paragraph" style:parent-style-name="Standard">
      <style:text-properties fo:font-size="12pt" officeooo:rsid="0004da5c" officeooo:paragraph-rsid="0004da5c" style:font-size-asian="12pt" style:font-size-complex="12pt"/>
    </style:style>
    <style:style style:name="P4" style:family="paragraph" style:parent-style-name="Standard">
      <style:text-properties officeooo:paragraph-rsid="00075c7b"/>
    </style:style>
    <style:style style:name="P5" style:family="paragraph" style:parent-style-name="Standard">
      <style:text-properties fo:font-size="12pt" fo:font-weight="normal" officeooo:rsid="00036b02" officeooo:paragraph-rsid="00036b02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4da5c" officeooo:paragraph-rsid="0004da5c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6b02" style:font-weight-asian="normal" style:font-weight-complex="normal"/>
    </style:style>
    <style:style style:name="T3" style:family="text">
      <style:text-properties fo:font-weight="normal" officeooo:rsid="000663e1" style:font-weight-asian="normal" style:font-weight-complex="normal"/>
    </style:style>
    <style:style style:name="T4" style:family="text">
      <style:text-properties fo:font-weight="bold" officeooo:rsid="00036b02" style:font-weight-asian="bold" style:font-weight-complex="bold"/>
    </style:style>
    <style:style style:name="T5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6" style:family="text">
      <style:text-properties fo:color="#0033b3" loext:opacity="100%" style:font-name="JetBrains Mono" fo:font-style="normal" fo:font-weight="normal" officeooo:rsid="00036b02" style:font-style-asian="normal" style:font-weight-asian="normal" style:font-weight-complex="normal"/>
    </style:style>
    <style:style style:name="T7" style:family="text">
      <style:text-properties fo:color="#805900" loext:opacity="100%" style:font-name="JetBrains Mono" fo:font-style="normal" fo:font-weight="normal" style:font-style-asian="normal" style:font-weight-asian="normal"/>
    </style:style>
    <style:style style:name="T8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9" style:family="text">
      <style:text-properties fo:color="#067d17" loext:opacity="100%" style:font-name="JetBrains Mono" fo:font-style="normal" fo:font-weight="normal" style:font-style-asian="normal" style:font-weight-asian="normal"/>
    </style:style>
    <style:style style:name="T10" style:family="text">
      <style:text-properties fo:color="#286d73" loext:opacity="100%" style:font-name="JetBrains Mono" fo:font-style="normal" fo:font-weight="normal" style:font-style-asian="normal" style:font-weight-asian="normal"/>
    </style:style>
    <style:style style:name="T11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12" style:family="text">
      <style:text-properties fo:color="#1750eb" loext:opacity="100%" style:font-name="JetBrains Mono" fo:font-style="normal" fo:font-weight="normal" style:font-style-asian="normal" style:font-weight-asian="normal"/>
    </style:style>
    <style:style style:name="T13" style:family="text">
      <style:text-properties fo:color="#36666b" loext:opacity="100%" style:font-name="JetBrains Mono" fo:font-style="normal" fo:font-weight="normal" style:font-style-asian="normal" style:font-weight-asian="normal"/>
    </style:style>
    <style:style style:name="T14" style:family="text">
      <style:text-properties fo:color="#336ecc" loext:opacity="100%" style:font-name="JetBrains Mono" fo:font-style="normal" fo:font-weight="normal" style:font-style-asian="normal" style:font-weight-asian="normal"/>
    </style:style>
    <style:style style:name="T15" style:family="text">
      <style:text-properties fo:color="#871094" loext:opacity="100%" style:font-name="JetBrains Mono" fo:font-style="normal" fo:font-weight="normal" style:font-style-asian="normal" style:font-weight-asian="normal"/>
    </style:style>
    <style:style style:name="T16" style:family="text">
      <style:text-properties fo:font-size="12pt" fo:font-weight="bold" officeooo:rsid="00075c7b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Goroutines: </text:span><text:span text:style-name="T1">A goroutine is a function that is capable of running concurrently with other functions. To create a goroutine we use the keyword go followed by a function invocation:</text:span><text:span text:style-name="T2">A goroutine is a function that is capable of running concurrently with other functions. To create a goroutine we use the keyword go followed by a function invocation:</text:span></text:p>
      <text:p text:style-name="P5"/>
      <text:p text:style-name="P2"><text:span text:style-name="T6">package </text:span><text:span text:style-name="T7">main</text:span><text:line-break/><text:line-break/><text:span text:style-name="T5">import </text:span><text:span text:style-name="T8">(</text:span><text:line-break/><text:span text:style-name="T8"><text:tab/></text:span><text:span text:style-name="T9">"fmt"</text:span><text:line-break/><text:span text:style-name="T9"><text:tab/>"math/rand"</text:span><text:line-break/><text:span text:style-name="T9"><text:tab/>"time"</text:span><text:line-break/><text:span text:style-name="T8">)</text:span><text:line-break/><text:line-break/><text:span text:style-name="T5">func </text:span><text:span text:style-name="T10">f</text:span><text:span text:style-name="T8">(</text:span><text:span text:style-name="T11">n </text:span><text:span text:style-name="T5">int</text:span><text:span text:style-name="T8">) {</text:span><text:line-break/><text:span text:style-name="T8"><text:tab/></text:span><text:span text:style-name="T5">for </text:span><text:span text:style-name="T11">i </text:span><text:span text:style-name="T8">:= </text:span><text:span text:style-name="T12">0</text:span><text:span text:style-name="T8">; </text:span><text:span text:style-name="T11">i </text:span><text:span text:style-name="T8">&lt; </text:span><text:span text:style-name="T12">10</text:span><text:span text:style-name="T8">; </text:span><text:span text:style-name="T11">i</text:span><text:span text:style-name="T8">++ {</text:span><text:line-break/><text:span text:style-name="T8"><text:tab/><text:tab/></text:span><text:span text:style-name="T7">fmt</text:span><text:span text:style-name="T8">.</text:span><text:span text:style-name="T13">Println</text:span><text:span text:style-name="T8">(</text:span><text:span text:style-name="T11">n</text:span><text:span text:style-name="T8">, </text:span><text:span text:style-name="T9">":"</text:span><text:span text:style-name="T8">, </text:span><text:span text:style-name="T11">i</text:span><text:span text:style-name="T8">)</text:span><text:line-break/><text:span text:style-name="T8"><text:tab/><text:tab/></text:span><text:span text:style-name="T11">amt </text:span><text:span text:style-name="T8">:= </text:span><text:span text:style-name="T7">time</text:span><text:span text:style-name="T8">.</text:span><text:span text:style-name="T14">Duration</text:span><text:span text:style-name="T8">(</text:span><text:span text:style-name="T7">rand</text:span><text:span text:style-name="T8">.</text:span><text:span text:style-name="T13">Intn</text:span><text:span text:style-name="T8">(</text:span><text:span text:style-name="T12">250</text:span><text:span text:style-name="T8">))</text:span><text:line-break/><text:span text:style-name="T8"><text:tab/><text:tab/></text:span><text:span text:style-name="T7">time</text:span><text:span text:style-name="T8">.</text:span><text:span text:style-name="T13">Sleep</text:span><text:span text:style-name="T8">(</text:span><text:span text:style-name="T7">time</text:span><text:span text:style-name="T8">.</text:span><text:span text:style-name="T15">Millisecond </text:span><text:span text:style-name="T8">* </text:span><text:span text:style-name="T11">amt</text:span><text:span text:style-name="T8">)</text:span><text:line-break/><text:span text:style-name="T8"><text:tab/>}</text:span><text:line-break/><text:span text:style-name="T8">}</text:span><text:line-break/><text:span text:style-name="T5">func </text:span><text:span text:style-name="T10">main</text:span><text:span text:style-name="T8">() {</text:span><text:line-break/><text:span text:style-name="T8"><text:tab/></text:span><text:span text:style-name="T5">for </text:span><text:span text:style-name="T11">i </text:span><text:span text:style-name="T8">:= </text:span><text:span text:style-name="T12">0</text:span><text:span text:style-name="T8">; </text:span><text:span text:style-name="T11">i </text:span><text:span text:style-name="T8">&lt; </text:span><text:span text:style-name="T12">10</text:span><text:span text:style-name="T8">; </text:span><text:span text:style-name="T11">i</text:span><text:span text:style-name="T8">++ {</text:span><text:line-break/><text:span text:style-name="T8"><text:tab/><text:tab/></text:span><text:span text:style-name="T5">go </text:span><text:span text:style-name="T13">f</text:span><text:span text:style-name="T8">(</text:span><text:span text:style-name="T11">i</text:span><text:span text:style-name="T8">)</text:span><text:line-break/><text:span text:style-name="T8"><text:tab/>}</text:span><text:line-break/><text:span text:style-name="T8"><text:tab/></text:span><text:span text:style-name="T5">var </text:span><text:span text:style-name="T11">input </text:span><text:span text:style-name="T5">string</text:span><text:line-break/><text:span text:style-name="T5"><text:tab/></text:span><text:span text:style-name="T7">fmt</text:span><text:span text:style-name="T8">.</text:span><text:span text:style-name="T13">Scanln</text:span><text:span text:style-name="T8">(&amp;</text:span><text:span text:style-name="T11">input</text:span><text:span text:style-name="T8">)</text:span><text:line-break/><text:span text:style-name="T8"><text:tab/></text:span><text:span text:style-name="T7">fmt</text:span><text:span text:style-name="T8">.</text:span><text:span text:style-name="T13">Println</text:span><text:span text:style-name="T8">(</text:span><text:span text:style-name="T11">input</text:span><text:span text:style-name="T8">)</text:span><text:line-break/><text:span text:style-name="T8">}</text:span><text:line-break/></text:p>
      <text:p text:style-name="P3"><text:span text:style-name="T2">H</text:span><text:span text:style-name="T1">ere we have added delay for seeing the concurrency in work, Here the go function is called 10 times and all the calls now run simultaneously and print output</text:span><text:span text:style-name="T3">s</text:span><text:span text:style-name="T1"> simultaneously.</text:span></text:p>
      <text:p text:style-name="P6"/>
      <text:p text:style-name="P4"><text:span text:style-name="T16">Channels: </text:span>Channels provide a way for two goroutines to communicate with one another and synchronize their execution. Here is an example program using channels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11:40:46.660690893</meta:creation-date>
    <meta:generator>LibreOffice/7.3.7.2$Linux_X86_64 LibreOffice_project/30$Build-2</meta:generator>
    <dc:date>2023-07-10T18:15:16.481702237</dc:date>
    <meta:editing-duration>PT3H42M43S</meta:editing-duration>
    <meta:editing-cycles>6</meta:editing-cycles>
    <meta:document-statistic meta:table-count="0" meta:image-count="0" meta:object-count="0" meta:page-count="1" meta:paragraph-count="4" meta:word-count="163" meta:character-count="995" meta:non-whitespace-character-count="815"/>
  </office:meta>
</office:document-meta>
</file>